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ibernateEntityManagerFactoryIntegrationTests.testRead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HibernateEntityManagerFactoryIntegrationTests.testCanUnwrapAopProx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HibernateEntityManagerFactoryIntegrationTests.testCanCastSharedEntityManagerProxyToHibernateEntity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ibernateEntityManagerFactoryIntegrationTests.testCanCastNativeEntityManagerFactoryToHibernateEntityManagerFactory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ibernateEntityManagerFactoryIntegrationTests.getConfigLoc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